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Recur</text:p>
          </table:table-cell>
          <table:table-cell office:value-type="string" calcext:value-type="string">
            <text:p>VertiZipf</text:p>
          </table:table-cell>
          <table:table-cell office:value-type="string" calcext:value-type="string">
            <text:p>VertiZipf2</text:p>
          </table:table-cell>
          <table:table-cell office:value-type="string" calcext:value-type="string">
            <text:p>RecurVertiZipf</text:p>
          </table:table-cell>
          <table:table-cell office:value-type="string" calcext:value-type="string">
            <text:p>multiGreedy</text:p>
          </table:table-cell>
          <table:table-cell table:number-columns-repeated="11"/>
          <table:table-cell office:value-type="string" calcext:value-type="string">
            <text:p>tortal</text:p>
          </table:table-cell>
          <table:table-cell table:formula="of:=SUM([.D7:.D10])" office:value-type="float" office:value="176" calcext:value-type="float">
            <text:p>176</text:p>
          </table:table-cell>
          <table:table-cell table:formula="of:=SUM([.E7:.E10])" office:value-type="float" office:value="124" calcext:value-type="float">
            <text:p>124</text:p>
          </table:table-cell>
          <table:table-cell table:formula="of:=SUM([.F7:.F10])" office:value-type="float" office:value="125" calcext:value-type="float">
            <text:p>125</text:p>
          </table:table-cell>
          <table:table-cell table:formula="of:=SUM([.G7:.G10])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u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11"/>
          <table:table-cell table:formula="of:=SUM([.D7:.G7])" office:value-type="float" office:value="99" calcext:value-type="float">
            <text:p>99</text:p>
          </table:table-cell>
          <table:table-cell table:formula="of:=[.$T7]/([.U$6]+[.$T7])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ertiZip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12"/>
          <table:table-cell table:formula="of:=SUM([.D8:.G8])" office:value-type="float" office:value="153" calcext:value-type="float">
            <text:p>153</text:p>
          </table:table-cell>
          <table:table-cell/>
          <table:table-cell table:formula="of:=[.$T8]/([.V$6]+[.$T8])" office:value-type="float" office:value="0.552346570397112" calcext:value-type="float">
            <text:p>0.552346570397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rtiZipf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formula="of:=SUM([.D9:.G9])" office:value-type="float" office:value="142" calcext:value-type="float">
            <text:p>142</text:p>
          </table:table-cell>
          <table:table-cell table:number-columns-repeated="2"/>
          <table:table-cell table:formula="of:=[.$T9]/([.W$6]+[.$T9])" office:value-type="float" office:value="0.531835205992509" calcext:value-type="float">
            <text:p>0.5318352059925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urVerti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1"/>
          <table:table-cell table:formula="of:=SUM([.D10:.G10])" office:value-type="float" office:value="151" calcext:value-type="float">
            <text:p>151</text:p>
          </table:table-cell>
          <table:table-cell table:number-columns-repeated="3"/>
          <table:table-cell table:formula="of:=[.$T10]/([.X$6]+[.$T10])" office:value-type="float" office:value="0.55719557195572" calcext:value-type="float">
            <text:p>0.557195571955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Greedy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SUM([.D11:.G11])"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recurzipf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zipf1</text:p>
          </table:table-cell>
          <table:table-cell office:value-type="string" calcext:value-type="string">
            <text:p>zipf2</text:p>
          </table:table-cell>
          <table:table-cell office:value-type="string" calcext:value-type="string">
            <text:p>zipf3</text:p>
          </table:table-cell>
          <table:table-cell office:value-type="string" calcext:value-type="string">
            <text:p>unifor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zipf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1"/>
          <table:table-cell table:formula="of:=SUM([.D21:.H21])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ipf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zipf2 is best meaning force a 1 only on the best option I guess to explore the best current option ddep</text:p>
          </table:table-cell>
          <table:table-cell table:number-columns-repeated="9"/>
          <table:table-cell table:formula="of:=SUM([.D22:.H22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ipf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1"/>
          <table:table-cell table:formula="of:=SUM([.D23:.H23])"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form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SUM([.D24:.H24])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recurzipf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zipf1</text:p>
          </table:table-cell>
          <table:table-cell office:value-type="string" calcext:value-type="string">
            <text:p>zipf2</text:p>
          </table:table-cell>
          <table:table-cell office:value-type="string" calcext:value-type="string">
            <text:p>zipf3</text:p>
          </table:table-cell>
          <table:table-cell office:value-type="string" calcext:value-type="string">
            <text:p>uniform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zipf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zipf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zipf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uniform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25:14.008681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8T13:18:21.165154617</meta:creation-date>
    <dc:date>2021-01-27T11:26:19.895666745</dc:date>
    <meta:editing-duration>PT14H29M20S</meta:editing-duration>
    <meta:editing-cycles>5</meta:editing-cycles>
    <meta:generator>LibreOffice/7.0.3.1$Linux_X86_64 LibreOffice_project/00$Build-1</meta:generator>
    <meta:document-statistic meta:table-count="1" meta:cell-count="103" meta:object-count="0"/>
  </office:meta>
</office:document-meta>
</file>